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b515" officeooo:paragraph-rsid="000fb515"/>
    </style:style>
    <style:style style:name="P2" style:family="paragraph" style:parent-style-name="Standard">
      <style:text-properties officeooo:rsid="00106607" officeooo:paragraph-rsid="00106607"/>
    </style:style>
    <style:style style:name="P3" style:family="paragraph" style:parent-style-name="Standard">
      <style:text-properties officeooo:rsid="00106607" officeooo:paragraph-rsid="00115d49"/>
    </style:style>
    <style:style style:name="P4" style:family="paragraph" style:parent-style-name="Standard">
      <style:text-properties officeooo:rsid="0010daff" officeooo:paragraph-rsid="0010daff"/>
    </style:style>
    <style:style style:name="P5" style:family="paragraph" style:parent-style-name="Standard">
      <style:text-properties officeooo:rsid="001564fe" officeooo:paragraph-rsid="001564fe"/>
    </style:style>
    <style:style style:name="P6" style:family="paragraph" style:parent-style-name="Standard">
      <style:text-properties officeooo:rsid="001564fe" officeooo:paragraph-rsid="001564fe"/>
    </style:style>
    <style:style style:name="P7" style:family="paragraph" style:parent-style-name="Standard">
      <style:text-properties officeooo:rsid="001564fe" officeooo:paragraph-rsid="001582c3"/>
    </style:style>
    <style:style style:name="P8" style:family="paragraph" style:parent-style-name="Standard">
      <style:text-properties officeooo:rsid="0015cb78" officeooo:paragraph-rsid="0015cb78"/>
    </style:style>
    <style:style style:name="P9" style:family="paragraph" style:parent-style-name="Standard">
      <style:text-properties officeooo:rsid="00115d49" officeooo:paragraph-rsid="0010daff"/>
    </style:style>
    <style:style style:name="P10" style:family="paragraph" style:parent-style-name="Standard">
      <style:paragraph-properties fo:break-before="page"/>
      <style:text-properties officeooo:rsid="001564fe" officeooo:paragraph-rsid="001564f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officeooo:rsid="0010daff"/>
    </style:style>
    <style:style style:name="T2" style:family="text">
      <style:text-properties officeooo:rsid="00115d49"/>
    </style:style>
    <style:style style:name="T3" style:family="text">
      <style:text-properties officeooo:rsid="001582c3"/>
    </style:style>
    <style:style style:name="gr1" style:family="graphic">
      <style:graphic-properties draw:textarea-horizontal-align="justify" draw:textarea-vertical-align="middle" draw:auto-grow-height="false" fo:min-height="0.339cm" fo:min-width="0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)</text:p>
      <text:p text:style-name="P1">Ensemble de sommets = arborescence de recherche avec chaque sommet correspondant à un chemin possible</text:p>
      <text:p text:style-name="P1">Sommet de départ = Chemin aléatoire</text:p>
      <text:p text:style-name="P1">Sommet d’arrivée = Chemin de longueur minimum</text:p>
      <text:p text:style-name="P1">Il existe un arc entre deux sommets de l’ensemble de sommets si les chemins représentant ces sommets diffère d’un point.</text:p>
      <text:p text:style-name="P1"/>
      <text:p text:style-name="P2">Voyageur de Commerce :</text:p>
      <text:p text:style-name="P2"/>
      <text:p text:style-name="P3">/*</text:p>
      <text:p text:style-name="P3"><text:span text:style-name="T2">E</text:span>nsemble de sommets = graphe de recherche avec chaque sommet correspondant à un <text:span text:style-name="T1">chemin</text:span> hamiltonien, <text:span text:style-name="T1">par rapport à un ensemble de sommets E</text:span></text:p>
      <text:p text:style-name="P4">Sommet de départ = Chemin aléatoire</text:p>
      <text:p text:style-name="P4">Sommet d’arrivée = Chemin non interchangeable</text:p>
      <text:p text:style-name="P4">Il existe un arc entre deux sommets de l’ensemble de sommets si le chemin des deux graphes diffère de deux sommets</text:p>
      <text:p text:style-name="P4"/>
      <text:p text:style-name="P4">g(n) = distance (nombre d’arcs) de d à n dans le graphe de recherche</text:p>
      <text:p text:style-name="P4">h(n) = minimum</text:p>
      <text:p text:style-name="P4">*/</text:p>
      <text:p text:style-name="P9"><draw:frame text:anchor-type="paragraph" draw:z-index="51" draw:name="Forme37" draw:style-name="gr3" draw:text-style-name="P12" svg:width="0.53cm" svg:height="0.609cm" svg:x="4.854cm" svg:y="0.796cm"><draw:text-box draw:corner-radius="0.344cm"><text:p>1</text:p></draw:text-box></draw:frame><draw:frame text:anchor-type="paragraph" draw:z-index="52" draw:name="Forme37" draw:style-name="gr3" draw:text-style-name="P12" svg:width="0.53cm" svg:height="0.609cm" svg:x="8.029cm" svg:y="0.848cm"><draw:text-box><text:p>1</text:p></draw:text-box></draw:frame><draw:frame text:anchor-type="paragraph" draw:z-index="53" draw:name="Forme37" draw:style-name="gr3" draw:text-style-name="P12" svg:width="0.53cm" svg:height="0.609cm" svg:x="3.161cm" svg:y="6.114cm"><draw:text-box><text:p>1</text:p></draw:text-box></draw:frame><draw:frame text:anchor-type="paragraph" draw:z-index="54" draw:name="Forme37" draw:style-name="gr3" draw:text-style-name="P12" svg:width="0.53cm" svg:height="0.609cm" svg:x="7.262cm" svg:y="8.495cm"><draw:text-box><text:p>1</text:p></draw:text-box></draw:frame><draw:frame text:anchor-type="paragraph" draw:z-index="55" draw:name="Forme37" draw:style-name="gr3" draw:text-style-name="P12" svg:width="0.53cm" svg:height="0.609cm" svg:x="13.083cm" svg:y="11.485cm"><draw:text-box><text:p>1</text:p></draw:text-box></draw:frame><draw:frame text:anchor-type="paragraph" draw:z-index="57" draw:name="Forme37" draw:style-name="gr3" draw:text-style-name="P12" svg:width="0.53cm" svg:height="0.609cm" svg:x="5.013cm" svg:y="2.595cm"><draw:text-box><text:p>2</text:p></draw:text-box></draw:frame><draw:frame text:anchor-type="paragraph" draw:z-index="58" draw:name="Forme37" draw:style-name="gr3" draw:text-style-name="P12" svg:width="0.53cm" svg:height="0.609cm" svg:x="3.055cm" svg:y="2.224cm"><draw:text-box><text:p>2</text:p></draw:text-box></draw:frame><draw:frame text:anchor-type="paragraph" draw:z-index="59" draw:name="Forme37" draw:style-name="gr3" draw:text-style-name="P12" svg:width="0.53cm" svg:height="0.609cm" svg:x="10.331cm" svg:y="4.738cm"><draw:text-box><text:p>2</text:p></draw:text-box></draw:frame><draw:frame text:anchor-type="paragraph" draw:z-index="61" draw:name="Forme37" draw:style-name="gr3" draw:text-style-name="P12" svg:width="0.53cm" svg:height="0.609cm" svg:x="5.622cm" svg:y="11.299cm"><draw:text-box><text:p>2</text:p></draw:text-box></draw:frame><draw:frame text:anchor-type="paragraph" draw:z-index="62" draw:name="Forme37" draw:style-name="gr3" draw:text-style-name="P12" svg:width="0.53cm" svg:height="0.609cm" svg:x="10.093cm" svg:y="9.447cm"><draw:text-box><text:p>2</text:p></draw:text-box></draw:frame><draw:frame text:anchor-type="paragraph" draw:z-index="63" draw:name="Forme37" draw:style-name="gr3" draw:text-style-name="P12" svg:width="0.53cm" svg:height="0.609cm" svg:x="6.892cm" svg:y="1.563cm"><draw:text-box><text:p>4</text:p></draw:text-box></draw:frame><draw:frame text:anchor-type="paragraph" draw:z-index="64" draw:name="Forme37" draw:style-name="gr3" draw:text-style-name="P12" svg:width="0.53cm" svg:height="0.609cm" svg:x="5.674cm" svg:y="5.32cm"><draw:text-box><text:p>4</text:p></draw:text-box></draw:frame><draw:frame text:anchor-type="paragraph" draw:z-index="65" draw:name="Forme37" draw:style-name="gr3" draw:text-style-name="P12" svg:width="0.53cm" svg:height="0.609cm" svg:x="5.595cm" svg:y="3.865cm"><draw:text-box><text:p>4</text:p></draw:text-box></draw:frame><draw:frame text:anchor-type="paragraph" draw:z-index="66" draw:name="Forme37" draw:style-name="gr3" draw:text-style-name="P12" svg:width="0.53cm" svg:height="0.609cm" svg:x="6.971cm" svg:y="9.659cm"><draw:text-box><text:p>4</text:p></draw:text-box></draw:frame><draw:frame text:anchor-type="paragraph" draw:z-index="67" draw:name="Forme37" draw:style-name="gr3" draw:text-style-name="P12" svg:width="0.53cm" svg:height="0.609cm" svg:x="11.628cm" svg:y="9.659cm"><draw:text-box><text:p>3</text:p></draw:text-box></draw:frame><draw:frame text:anchor-type="paragraph" draw:z-index="68" draw:name="Forme37" draw:style-name="gr3" draw:text-style-name="P12" svg:width="0.53cm" svg:height="0.609cm" svg:x="12.474cm" svg:y="8.786cm"><draw:text-box><text:p>3</text:p></draw:text-box></draw:frame><draw:frame text:anchor-type="paragraph" draw:z-index="69" draw:name="Forme37" draw:style-name="gr3" draw:text-style-name="P12" svg:width="0.53cm" svg:height="0.609cm" svg:x="10.384cm" svg:y="2.568cm"><draw:text-box><text:p>3</text:p></draw:text-box></draw:frame><draw:frame text:anchor-type="paragraph" draw:z-index="70" draw:name="Forme37" draw:style-name="gr3" draw:text-style-name="P12" svg:width="0.53cm" svg:height="0.609cm" svg:x="8.373cm" svg:y="7.781cm"><draw:text-box><text:p>3</text:p></draw:text-box></draw:frame><draw:frame text:anchor-type="paragraph" draw:z-index="71" draw:name="Forme37" draw:style-name="gr3" draw:text-style-name="P12" svg:width="0.53cm" svg:height="0.609cm" svg:x="3.214cm" svg:y="9.077cm"><draw:text-box><text:p>3</text:p></draw:text-box></draw:frame><draw:frame text:anchor-type="paragraph" draw:z-index="72" draw:name="Forme37" draw:style-name="gr3" draw:text-style-name="P12" svg:width="0.53cm" svg:height="0.609cm" svg:x="7.738cm" svg:y="11.247cm"><draw:text-box><text:p>3</text:p></draw:text-box></draw:frame><draw:frame text:anchor-type="paragraph" draw:z-index="73" draw:name="Forme37" draw:style-name="gr3" draw:text-style-name="P12" svg:width="0.53cm" svg:height="0.609cm" svg:x="8.373cm" svg:y="13.892cm"><draw:text-box><text:p>2</text:p></draw:text-box></draw:frame><draw:frame text:anchor-type="paragraph" draw:z-index="74" draw:name="Forme37" draw:style-name="gr3" draw:text-style-name="P12" svg:width="0.53cm" svg:height="0.609cm" svg:x="9.59cm" svg:y="12.861cm"><draw:text-box><text:p>2</text:p></draw:text-box></draw:frame><draw:frame text:anchor-type="paragraph" draw:z-index="75" draw:name="Forme37" draw:style-name="gr3" draw:text-style-name="P12" svg:width="0.53cm" svg:height="0.609cm" svg:x="9.723cm" svg:y="11.855cm"><draw:text-box><text:p>4</text:p></draw:text-box></draw:frame><draw:frame text:anchor-type="paragraph" draw:z-index="76" draw:name="Forme37" draw:style-name="gr3" draw:text-style-name="P12" svg:width="0.53cm" svg:height="0.609cm" svg:x="9.167cm" svg:y="3.256cm"><draw:text-box><text:p>4</text:p></draw:text-box></draw:frame><draw:frame text:anchor-type="paragraph" draw:z-index="77" draw:name="Forme37" draw:style-name="gr3" draw:text-style-name="P12" svg:width="0.53cm" svg:height="0.609cm" svg:x="4.113cm" svg:y="7.304cm"><draw:text-box><text:p>3</text:p></draw:text-box></draw:frame><draw:frame text:anchor-type="paragraph" draw:z-index="78" draw:name="Forme37" draw:style-name="gr3" draw:text-style-name="P12" svg:width="0.53cm" svg:height="0.609cm" svg:x="9.934cm" svg:y="10.612cm"><draw:text-box><text:p>3</text:p></draw:text-box></draw:frame><draw:frame text:anchor-type="paragraph" draw:z-index="79" draw:name="Forme37" draw:style-name="gr3" draw:text-style-name="P12" svg:width="0.53cm" svg:height="0.609cm" svg:x="10.331cm" svg:y="6.616cm"><draw:text-box><text:p>1</text:p></draw:text-box></draw:frame><draw:frame text:anchor-type="paragraph" draw:z-index="80" draw:name="Forme37" draw:style-name="gr3" draw:text-style-name="P12" svg:width="0.53cm" svg:height="0.609cm" svg:x="7.447cm" svg:y="3.865cm"><draw:text-box><text:p>1</text:p></draw:text-box></draw:frame><draw:frame text:anchor-type="paragraph" draw:z-index="81" draw:name="Forme37" draw:style-name="gr3" draw:text-style-name="P12" svg:width="0.53cm" svg:height="0.609cm" svg:x="4.325cm" svg:y="3.653cm"><draw:text-box><text:p>2</text:p></draw:text-box></draw:frame><draw:frame text:anchor-type="paragraph" draw:z-index="82" draw:name="Forme37" draw:style-name="gr3" draw:text-style-name="P12" svg:width="0.53cm" svg:height="0.609cm" svg:x="8.347cm" svg:y="6.537cm"><draw:text-box><text:p>1</text:p></draw:text-box></draw:frame><draw:frame text:anchor-type="paragraph" draw:z-index="83" draw:name="Forme37" draw:style-name="gr3" draw:text-style-name="P12" svg:width="0.53cm" svg:height="0.609cm" svg:x="6.283cm" svg:y="8.601cm"><draw:text-box><text:p>1</text:p></draw:text-box></draw:frame><draw:frame text:anchor-type="paragraph" draw:z-index="84" draw:name="Forme37" draw:style-name="gr3" draw:text-style-name="P12" svg:width="0.53cm" svg:height="0.609cm" svg:x="6.892cm" svg:y="2.806cm"><draw:text-box><text:p>2</text:p></draw:text-box></draw:frame><draw:custom-shape text:anchor-type="paragraph" draw:z-index="14" draw:name="Forme1" draw:style-name="gr1" draw:text-style-name="P11" svg:width="0.477cm" svg:height="0.477cm" svg:x="6.997cm" svg:y="12.40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e1" draw:style-name="gr1" draw:text-style-name="P11" svg:width="0.477cm" svg:height="0.477cm" svg:x="13.321cm" svg:y="10.39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1" draw:style-name="gr1" draw:text-style-name="P11" svg:width="0.477cm" svg:height="0.477cm" svg:x="6.733cm" svg:y="7.56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1" draw:style-name="gr1" draw:text-style-name="P11" svg:width="0.477cm" svg:height="0.477cm" svg:x="11.125cm" svg:y="7.98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1" draw:style-name="gr1" draw:text-style-name="P11" svg:width="0.477cm" svg:height="0.477cm" svg:x="11.019cm" svg:y="3.62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e1" draw:style-name="gr1" draw:text-style-name="P11" svg:width="0.477cm" svg:height="0.477cm" svg:x="6.495cm" svg:y="0.18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Forme1" draw:style-name="gr1" draw:text-style-name="P11" svg:width="0.477cm" svg:height="0.477cm" svg:x="4.14cm" svg:y="1.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1" draw:style-name="gr1" draw:text-style-name="P11" svg:width="0.477cm" svg:height="0.477cm" svg:x="2.208cm" svg:y="3.3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1" draw:style-name="gr1" draw:text-style-name="P11" svg:width="0.477cm" svg:height="0.477cm" svg:x="2.103cm" svg:y="7.61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e1" draw:style-name="gr1" draw:text-style-name="P11" svg:width="0.477cm" svg:height="0.477cm" svg:x="4.404cm" svg:y="5.34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1" draw:style-name="gr1" draw:text-style-name="P11" svg:width="0.477cm" svg:height="0.477cm" svg:x="6.283cm" svg:y="3.4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8" draw:name="Forme23" draw:style-name="gr2" draw:text-style-name="P11" svg:x1="2.341cm" svg:y1="7.781cm" svg:x2="4.907cm" svg:y2="10.268cm"><text:p/></draw:line><draw:custom-shape text:anchor-type="paragraph" draw:z-index="11" draw:name="Forme1" draw:style-name="gr1" draw:text-style-name="P11" svg:width="0.477cm" svg:height="0.477cm" svg:x="4.695cm" svg:y="10.05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name="Forme28" draw:style-name="gr2" draw:text-style-name="P11" svg:x1="6.495cm" svg:y1="3.653cm" svg:x2="4.907cm" svg:y2="10.268cm"><text:p/></draw:line><draw:line text:anchor-type="paragraph" draw:z-index="32" draw:name="Forme17" draw:style-name="gr2" draw:text-style-name="P11" svg:x1="6.971cm" svg:y1="7.807cm" svg:x2="9.167cm" svg:y2="10.453cm"><text:p/></draw:line><draw:line text:anchor-type="paragraph" draw:z-index="37" draw:name="Forme22" draw:style-name="gr2" draw:text-style-name="P11" svg:x1="4.907cm" svg:y1="10.268cm" svg:x2="6.971cm" svg:y2="7.807cm"><text:p/></draw:line><draw:custom-shape text:anchor-type="paragraph" draw:z-index="12" draw:name="Forme1" draw:style-name="gr1" draw:text-style-name="P11" svg:width="0.477cm" svg:height="0.477cm" svg:x="8.955cm" svg:y="10.2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6" draw:name="Forme21" draw:style-name="gr2" draw:text-style-name="P11" svg:x1="7.262cm" svg:y1="12.676cm" svg:x2="9.167cm" svg:y2="10.453cm"><text:p/></draw:line><draw:line text:anchor-type="paragraph" draw:z-index="39" draw:name="Forme24" draw:style-name="gr2" draw:text-style-name="P11" svg:x1="7.262cm" svg:y1="12.676cm" svg:x2="4.907cm" svg:y2="10.268cm"><text:p/></draw:line><draw:custom-shape text:anchor-type="paragraph" draw:z-index="16" draw:name="Forme1" draw:style-name="gr1" draw:text-style-name="P11" svg:width="0.477cm" svg:height="0.477cm" svg:x="9.511cm" svg:y="14.4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Forme35" draw:style-name="gr2" draw:text-style-name="P11" svg:x1="9.167cm" svg:y1="10.453cm" svg:x2="9.723cm" svg:y2="14.686cm"><text:p/></draw:line><draw:line text:anchor-type="paragraph" draw:z-index="56" draw:name="Forme26" draw:style-name="gr4" draw:text-style-name="P11" svg:x1="7.262cm" svg:y1="12.675cm" svg:x2="9.723cm" svg:y2="14.686cm"><text:p text:style-name="P11">c</text:p></draw:line><draw:line text:anchor-type="paragraph" draw:z-index="35" draw:name="Forme20" draw:style-name="gr2" draw:text-style-name="P11" svg:x1="9.167cm" svg:y1="10.453cm" svg:x2="11.945cm" svg:y2="12.861cm"><text:p/></draw:line><draw:line text:anchor-type="paragraph" draw:z-index="40" draw:name="Forme25" draw:style-name="gr2" draw:text-style-name="P11" svg:x1="9.723cm" svg:y1="14.687cm" svg:x2="11.946cm" svg:y2="12.861cm"><text:p/></draw:line><draw:custom-shape text:anchor-type="paragraph" draw:z-index="15" draw:name="Forme1" draw:style-name="gr1" draw:text-style-name="P11" svg:width="0.477cm" svg:height="0.477cm" svg:x="11.733cm" svg:y="12.61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Forme19" draw:style-name="gr2" draw:text-style-name="P11" svg:x1="11.945cm" svg:y1="12.861cm" svg:x2="13.612cm" svg:y2="10.612cm"><text:p/></draw:line><draw:line text:anchor-type="paragraph" draw:z-index="48" draw:name="Forme34" draw:style-name="gr2" draw:text-style-name="P11" svg:x1="13.612cm" svg:y1="10.612cm" svg:x2="7.262cm" svg:y2="12.676cm"><text:p/></draw:line><draw:line text:anchor-type="paragraph" draw:z-index="31" draw:name="Forme16" draw:style-name="gr2" draw:text-style-name="P11" svg:x1="9.167cm" svg:y1="10.453cm" svg:x2="11.31cm" svg:y2="8.204cm"><text:p/></draw:line><draw:line text:anchor-type="paragraph" draw:z-index="33" draw:name="Forme18" draw:style-name="gr2" draw:text-style-name="P11" svg:x1="13.612cm" svg:y1="10.612cm" svg:x2="11.31cm" svg:y2="8.204cm"><text:p/></draw:line><draw:line text:anchor-type="paragraph" draw:z-index="30" draw:name="Forme15" draw:style-name="gr2" draw:text-style-name="P11" svg:x1="11.31cm" svg:y1="8.204cm" svg:x2="9.035cm" svg:y2="5.796cm"><text:p/></draw:line><draw:line text:anchor-type="paragraph" draw:z-index="46" draw:name="Forme32" draw:style-name="gr2" draw:text-style-name="P11" svg:x1="11.31cm" svg:y1="8.204cm" svg:x2="4.907cm" svg:y2="10.268cm"><text:p/></draw:line><draw:line text:anchor-type="paragraph" draw:z-index="47" draw:name="Forme33" draw:style-name="gr2" draw:text-style-name="P11" svg:x1="11.945cm" svg:y1="12.861cm" svg:x2="11.31cm" svg:y2="8.204cm"><text:p/></draw:line><draw:custom-shape text:anchor-type="paragraph" draw:z-index="7" draw:name="Forme1" draw:style-name="gr1" draw:text-style-name="P11" svg:width="0.477cm" svg:height="0.477cm" svg:x="8.797cm" svg:y="5.57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name="Forme8" draw:style-name="gr2" draw:text-style-name="P11" svg:x1="9.035cm" svg:y1="5.796cm" svg:x2="11.284cm" svg:y2="3.865cm"><text:p/></draw:line><draw:line text:anchor-type="paragraph" draw:z-index="17" draw:name="Forme2" draw:style-name="gr2" draw:text-style-name="P11" svg:x1="6.733cm" svg:y1="0.478cm" svg:x2="9.088cm" svg:y2="2.171cm"><text:p/></draw:line><draw:line text:anchor-type="paragraph" draw:z-index="21" draw:name="Forme6" draw:style-name="gr2" draw:text-style-name="P11" svg:x1="9.088cm" svg:y1="2.171cm" svg:x2="6.495cm" svg:y2="3.653cm"><text:p/></draw:line><draw:custom-shape text:anchor-type="paragraph" draw:z-index="2" draw:name="Forme1" draw:style-name="gr1" draw:text-style-name="P11" svg:width="0.477cm" svg:height="0.477cm" svg:x="8.797cm" svg:y="1.92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name="Forme7" draw:style-name="gr2" draw:text-style-name="P11" svg:x1="11.284cm" svg:y1="3.864cm" svg:x2="9.088cm" svg:y2="2.171cm"><text:p/></draw:line><draw:line text:anchor-type="paragraph" draw:z-index="18" draw:name="Forme3" draw:style-name="gr2" draw:text-style-name="P11" svg:x1="6.733cm" svg:y1="0.478cm" svg:x2="4.325cm" svg:y2="1.854cm"><text:p/></draw:line><draw:line text:anchor-type="paragraph" draw:z-index="19" draw:name="Forme4" draw:style-name="gr2" draw:text-style-name="P11" svg:x1="4.325cm" svg:y1="1.854cm" svg:x2="2.499cm" svg:y2="3.547cm"><text:p/></draw:line><draw:line text:anchor-type="paragraph" draw:z-index="20" draw:name="Forme5" draw:style-name="gr2" draw:text-style-name="P11" svg:x1="4.325cm" svg:y1="1.854cm" svg:x2="6.495cm" svg:y2="3.653cm"><text:p/></draw:line><draw:line text:anchor-type="paragraph" draw:z-index="43" draw:name="Forme29" draw:style-name="gr2" draw:text-style-name="P11" svg:x1="4.325cm" svg:y1="1.854cm" svg:x2="11.284cm" svg:y2="3.865cm"><text:p/></draw:line><draw:line text:anchor-type="paragraph" draw:z-index="25" draw:name="Forme10" draw:style-name="gr2" draw:text-style-name="P11" svg:x1="4.643cm" svg:y1="5.558cm" svg:x2="6.495cm" svg:y2="3.653cm"><text:p/></draw:line><draw:line text:anchor-type="paragraph" draw:z-index="26" draw:name="Forme11" draw:style-name="gr2" draw:text-style-name="P11" svg:x1="2.499cm" svg:y1="3.547cm" svg:x2="4.642cm" svg:y2="5.558cm"><text:p/></draw:line><draw:line text:anchor-type="paragraph" draw:z-index="27" draw:name="Forme12" draw:style-name="gr2" draw:text-style-name="P11" svg:x1="2.341cm" svg:y1="7.781cm" svg:x2="4.643cm" svg:y2="5.558cm"><text:p/></draw:line><draw:line text:anchor-type="paragraph" draw:z-index="28" draw:name="Forme13" draw:style-name="gr2" draw:text-style-name="P11" svg:x1="6.971cm" svg:y1="7.807cm" svg:x2="4.643cm" svg:y2="5.558cm"><text:p/></draw:line><draw:frame text:anchor-type="paragraph" draw:z-index="60" draw:name="Forme37" draw:style-name="gr3" draw:text-style-name="P12" svg:width="0.53cm" svg:height="0.609cm" svg:x="4.907cm" svg:y="6.087cm"><draw:text-box><text:p>2</text:p></draw:text-box></draw:frame><draw:line text:anchor-type="paragraph" draw:z-index="44" draw:name="Forme30" draw:style-name="gr2" draw:text-style-name="P11" svg:x1="6.495cm" svg:y1="3.653cm" svg:x2="9.167cm" svg:y2="10.453cm"><text:p/></draw:line><draw:line text:anchor-type="paragraph" draw:z-index="45" draw:name="Forme31" draw:style-name="gr2" draw:text-style-name="P11" svg:x1="2.341cm" svg:y1="7.78cm" svg:x2="9.035cm" svg:y2="5.796cm"><text:p/></draw:line><draw:line text:anchor-type="paragraph" draw:z-index="29" draw:name="Forme14" draw:style-name="gr2" draw:text-style-name="P11" svg:x1="9.035cm" svg:y1="5.796cm" svg:x2="6.971cm" svg:y2="7.807cm"><text:p/></draw:line><draw:line text:anchor-type="paragraph" draw:z-index="24" draw:name="Forme9" draw:style-name="gr2" draw:text-style-name="P11" svg:x1="6.495cm" svg:y1="3.653cm" svg:x2="9.035cm" svg:y2="5.796cm"><text:p/></draw:line><draw:line text:anchor-type="paragraph" draw:z-index="41" draw:name="Forme27" draw:style-name="gr2" draw:text-style-name="P11" svg:x1="6.733cm" svg:y1="0.478cm" svg:x2="9.035cm" svg:y2="5.796cm"><text:p/></draw:line><draw:line text:anchor-type="paragraph" draw:z-index="50" draw:name="Forme36" draw:style-name="gr2" draw:text-style-name="P11" svg:x1="2.499cm" svg:y1="3.547cm" svg:x2="9.034cm" svg:y2="5.796cm"><text:p/></draw:line></text:p>
      <text:p text:style-name="P10">Ensemble de sommets = graphe de recherche comportant des sommets représentant un chemin dans le graphe E des sommets de la carte.</text:p>
      <text:p text:style-name="P5">Sommet de départ = Chemin composé du sommet de départ de la carte</text:p>
      <text:p text:style-name="P5">Sommet d’arrivée = Chemin correspondant à un chemin hamiltonien de longueur minimum sur le graphe E.</text:p>
      <text:p text:style-name="P7">Il existe un arc entre un sommet x et un autre sommet y si « y = x + successeur de x » <text:span text:style-name="T3">et successeur de x n’appartient pas à x.</text:span></text:p>
      <text:p text:style-name="P7"/>
      <text:p text:style-name="P5">g(n) = <text:span text:style-name="T3">Longueur du chemin parcouru de d à n</text:span></text:p>
      <text:p text:style-name="P8">h1(n) = 0</text:p>
      <text:p text:style-name="P8">h2(n) = Longueur du chemin hamiltonien de longueur minimum dans E\{x}</text:p>
      <text:p text:style-name="P8">h3(n) =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listes chaînées en C OpenClassRo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4:45:39.713953837</meta:creation-date>
    <dc:date>2016-04-12T11:10:31.014806994</dc:date>
    <meta:editing-duration>PT19M43S</meta:editing-duration>
    <meta:editing-cycles>4</meta:editing-cycles>
    <meta:generator>LibreOffice/5.1.0.3$Linux_X86_64 LibreOffice_project/5e3e00a007d9b3b6efb6797a8b8e57b51ab1f737</meta:generator>
    <meta:document-statistic meta:table-count="0" meta:image-count="0" meta:object-count="0" meta:page-count="2" meta:paragraph-count="23" meta:word-count="241" meta:character-count="1327" meta:non-whitespace-character-count="1108"/>
  </office:meta>
</office:document-meta>
</file>